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0F0000000F238C7C891601E27D.gif" manifest:media-type="image/gi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Heading_20_1" style:list-style-name="WWNum15"/>
    <style:style style:name="P2" style:family="paragraph" style:parent-style-name="List_20_Paragraph" style:list-style-name="WWNum30"/>
    <style:style style:name="P3" style:family="paragraph" style:parent-style-name="List_20_Paragraph" style:list-style-name="WWNum18"/>
    <style:style style:name="P4" style:family="paragraph" style:parent-style-name="Standard">
      <style:text-properties style:font-name-asian="Calibri1"/>
    </style:style>
    <style:style style:name="P5" style:family="paragraph" style:parent-style-name="Standard">
      <style:paragraph-properties fo:margin-left="0cm" fo:margin-right="0cm" fo:text-indent="0.635cm" style:auto-text-indent="false"/>
    </style:style>
    <style:style style:name="P6" style:family="paragraph">
      <loext:graphic-properties draw:fill="solid" draw:fill-color="#026784"/>
      <style:paragraph-properties fo:text-align="start"/>
      <style:text-properties fo:font-size="18pt"/>
    </style:style>
    <style:style style:name="T1" style:family="text">
      <style:text-properties style:font-name-asian="Calibri1"/>
    </style:style>
    <style:style style:name="T2" style:family="text">
      <style:text-properties style:font-name-asian="Calibri1" style:language-asian="en" style:country-asian="US"/>
    </style:style>
    <style:style style:name="gr1" style:family="graphic">
      <style:graphic-properties draw:stroke="solid" svg:stroke-width="0.035cm" svg:stroke-color="#43729d" draw:stroke-linejoin="miter" svg:stroke-linecap="butt" draw:fill="solid" draw:fill-color="#026784" draw:textarea-vertical-align="top" draw:auto-grow-height="false" fo:min-height="2.143cm" fo:min-width="20.477cm" fo:padding-top="0.125cm" fo:padding-bottom="0.125cm" fo:padding-left="0.25cm" fo:padding-right="0.25cm" fo:wrap-option="wrap" fo:margin-left="0cm" fo:margin-right="0.032cm" fo:margin-top="0cm" fo:margin-bottom="0.04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ercices – Série 2</text:p>
      <text:p text:style-name="Standard">Pour cette série d’exercice, créez un repository spécifique /JS/S2/serie-02/ et publiez-le sur GITHUB en public. </text:p>
      <text:p text:style-name="Standard"/>
      <text:p text:style-name="Standard">Chaque exercice sera dans son propre sous-répertoire (exo-01…). Quand les exercices sont fini : COMMIT et PUSH. Créez pour chaque exercice un fichier html (exo-01.html) et joignez-y un fichier js (exo-01.js).</text:p>
      <text:p text:style-name="P4"/>
      <text:list xml:id="list3747820286" text:style-name="WWNum15">
        <text:list-item>
          <text:h text:style-name="P1" text:outline-level="1"><text:span text:style-name="T2">Boucle for et parité</text:span></text:h>
        </text:list-item>
      </text:list>
      <text:p text:style-name="Standard">Écrivez le code JavaScript pour afficher dans la console le nombre, de 1 à 10 en utilisant la boucle FOR. Pour chaque itération écrivez dans la console un message indiquant si le nombre et pair ou impair.</text:p>
      <text:p text:style-name="Standard">Pour tester si un nombre est pair : if (x%2 == 0)…</text:p>
      <text:p text:style-name="Standard">Affichage attendu :</text:p>
      <text:p text:style-name="Standard"><text:s/><text:tab/>Le nombre 1 est impair.</text:p>
      <text:p text:style-name="Standard"><text:tab/>Le nombre 2 est pair…</text:p>
      <text:list xml:id="list124651126026267" text:continue-numbering="true" text:style-name="WWNum15">
        <text:list-item>
          <text:h text:style-name="P1" text:outline-level="1">Boucle for et puissance</text:h>
        </text:list-item>
      </text:list>
      <text:p text:style-name="Standard">L’écriture 5^3 signifie 5x5x5. Vous avez vu qu’il existait une commande pour le faire. Et si on faisait le calcul « à la main » avec une boucle for ?</text:p>
      <text:p text:style-name="Standard"/>
      <text:p text:style-name="Standard">Écrivez le code JavaScript pour</text:p>
      <text:list xml:id="list1581468679" text:style-name="WWNum30">
        <text:list-item>
          <text:p text:style-name="P2"><text:span text:style-name="T2">Saisir un premier nombre « x »</text:span></text:p>
        </text:list-item>
        <text:list-item>
          <text:p text:style-name="P2"><text:span text:style-name="T2">Saisir un deuxième nombre « n »</text:span></text:p>
        </text:list-item>
        <text:list-item>
          <text:p text:style-name="P2"><text:span text:style-name="T2">Calculez x^n avec une boucle for</text:span></text:p>
        </text:list-item>
        <text:list-item>
          <text:p text:style-name="P2"><text:span text:style-name="T2">Affichez le résultat dans la console</text:span></text:p>
        </text:list-item>
      </text:list>
      <text:p text:style-name="Standard"><text:span text:style-name="T2">Affichage attendu :</text:span></text:p>
      <text:p text:style-name="Standard"><text:span text:style-name="T2">«  5^3 = 125 »</text:span></text:p>
      <text:list xml:id="list124650296188713" text:continue-list="list124651126026267" text:style-name="WWNum15">
        <text:list-item>
          <text:h text:style-name="P1" text:outline-level="1">Boucle for et factorielle</text:h>
        </text:list-item>
      </text:list>
      <text:p text:style-name="Standard">L’écriture 5! signifie 1x2x3x4x5. Calculons la factorielle d’un nombre saisi avec une boucle for et affichez le résultat dans la console.</text:p>
      <text:p text:style-name="Standard">Affichage attendu :</text:p>
      <text:p text:style-name="Standard">« 3 ! = 6 » </text:p>
      <text:list xml:id="list124650368417816" text:continue-numbering="true" text:style-name="WWNum15">
        <text:list-item>
          <text:h text:style-name="P1" text:outline-level="1">Faire des boucles et une table de multiplication,</text:h>
        </text:list-item>
      </text:list>
      <text:p text:style-name="Standard">Créez une page HTML et un fichier script contenant le code permettant de :</text:p>
      <text:list xml:id="list2184553997" text:style-name="WWNum18">
        <text:list-item>
          <text:p text:style-name="P3">Saisir un nombre x</text:p>
        </text:list-item>
        <text:list-item>
          <text:p text:style-name="P3">Affichez la table de multiplication de x par n, n variant de 1 à 10.</text:p>
        </text:list-item>
      </text:list>
      <text:p text:style-name="Standard">Faites l’exercice avec une boucle for.</text:p>
      <text:p text:style-name="Standard">Affichage attendu : </text:p>
      <text:p text:style-name="P5">6x1 = 1</text:p>
      <text:p text:style-name="P5">6x2 = 12</text:p>
      <text:p text:style-name="P5">6x3 = …</text:p>
      <text:list xml:id="list124651836291952" text:continue-list="list124650368417816" text:style-name="WWNum15">
        <text:list-item>
          <text:h text:style-name="P1" text:outline-level="1"><text:soft-page-break/>Bis repetita</text:h>
        </text:list-item>
      </text:list>
      <text:p text:style-name="Standard">Aller plus loin : <text:s/>Refaire les 4 exercices avec une boucle while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WWNum15" style:class="text">
      <style:paragraph-properties fo:margin-top="0.423cm" fo:margin-bottom="0cm" style:contextual-spacing="false" fo:keep-together="always" fo:keep-with-next="always"/>
      <style:text-properties fo:color="#026784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WWNum8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 fo:line-height="150%" fo:text-align="center" style:justify-single-word="false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Code" style:family="paragraph" style:parent-style-name="Standard">
      <loext:graphic-properties draw:fill="solid" draw:fill-color="#000000"/>
      <style:paragraph-properties fo:background-color="#000000"/>
      <style:text-properties fo:color="#ffffff" loext:opacity="100%" style:font-name="Arial Unicode MS" fo:font-family="'Arial Unicode MS'" style:font-family-generic="roman" style:font-pitch="variable" fo:font-weight="bold" style:font-weight-asian="bold"/>
    </style:style>
    <style:style style:name="No_20_Spacing" style:display-name="No Spacing" style:family="paragraph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.501cm" style:auto-text-indent="false" style:writing-mode="lr-tb"/>
    </style:style>
    <style:style style:name="Subtitle" style:family="paragraph" style:parent-style-name="Standard" style:next-style-name="Standard" loext:linked-style-name="Sous-titre_20_Car" style:class="chapter">
      <style:paragraph-properties fo:margin-left="0cm" fo:margin-right="0cm" fo:text-indent="0.501cm" style:auto-text-indent="false"/>
      <style:text-properties fo:color="#5a5a5a" loext:opacity="100%" fo:letter-spacing="0.026cm" style:font-name-asian="F" style:font-family-generic-asian="system" style:font-pitch-asian="variable"/>
    </style:style>
    <style:style style:name="Quote" style:family="paragraph" style:parent-style-name="Standard" style:next-style-name="Standard" loext:linked-style-name="Citation_20_Car">
      <style:paragraph-properties fo:margin-left="1.524cm" fo:margin-right="1.524cm" fo:margin-top="0.353cm" fo:margin-bottom="0cm" style:contextual-spacing="false" fo:text-align="center" style:justify-single-word="false" fo:text-indent="0cm" style:auto-text-indent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Citation_20_intense_20_C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5b9bd5" fo:border-bottom="0.51pt solid #5b9bd5"/>
      <style:text-properties fo:color="#5b9bd5" loext:opacity="100%" fo:font-style="italic" style:font-style-asian="italic" style:font-style-complex="italic"/>
    </style:style>
    <style:style style:name="HTML_20_Preformatted" style:display-name="HTML Preformatted" style:family="paragraph" style:parent-style-name="Standard" loext:linked-style-name="Préformaté_20_HTML_20_Car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Titre_20_Car" style:display-name="Titre C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Titre_20_1_20_Car" style:display-name="Titre 1 Car" style:family="text" style:parent-style-name="Default_20_Paragraph_20_Font" loext:linked-style-name="Heading_20_1">
      <style:text-properties fo:color="#026784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ous-titre_20_Car" style:display-name="Sous-titre Car" style:family="text" style:parent-style-name="Default_20_Paragraph_20_Font" loext:linked-style-name="Subtitle">
      <style:text-properties fo:color="#5a5a5a" loext:opacity="100%" fo:letter-spacing="0.026cm" style:font-name-asian="F" style:font-family-generic-asian="system" style:font-pitch-asian="variable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tion_20_Car" style:display-name="Citation C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 loext:linked-style-name="Intense_20_Quote">
      <style:text-properties fo:color="#5b9bd5" loext:opacity="100%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tense_20_Emphasis" style:display-name="Intense Emphasis" style:family="text" style:parent-style-name="Default_20_Paragraph_20_Font">
      <style:text-properties fo:color="#5b9bd5" loext:opacity="100%" fo:font-style="italic" style:font-style-asian="italic" style:font-style-complex="italic"/>
    </style:style>
    <style:style style:name="Préformaté_20_HTML_20_Car" style:display-name="Préformaté HTML C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token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2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2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2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2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2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2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2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2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2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2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2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2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2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2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2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2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2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2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2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2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2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2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2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2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2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Courier New2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2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2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Courier New2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2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2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2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2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2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2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2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2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2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2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2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2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2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2" style:font-family-complex="'Courier New'" style:font-family-generic-complex="system" style:font-pitch-complex="variable"/>
    </style:style>
    <style:style style:name="ListLabel_20_270" style:display-name="ListLabel 27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image text:level="1" xlink:href="Pictures/100000010000000F0000000F238C7C891601E27D.gif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image text:level="1" xlink:href="Pictures/100000010000000F0000000F238C7C891601E27D.gif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image text:level="1" xlink:href="Pictures/100000010000000F0000000F238C7C891601E27D.gif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image text:level="1" xlink:href="Pictures/100000010000000F0000000F238C7C891601E27D.gif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image text:level="1" xlink:href="Pictures/100000010000000F0000000F238C7C891601E27D.gif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54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2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94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64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34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04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74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44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1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Exercice n°%1%." style:num-prefix="Exercice n°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image text:level="1" xlink:href="Pictures/100000010000000F0000000F238C7C891601E27D.gif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image text:level="1" xlink:href="Pictures/100000010000000F0000000F238C7C891601E27D.gif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57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27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97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67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37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07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77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47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1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57c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27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97c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67c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37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07c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77c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47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1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57c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27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97c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67c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37cm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07c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77c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47cm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1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Exercice n°%1%." style:num-prefix="Exercice n°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026784"/>
      <style:paragraph-properties fo:text-align="start"/>
      <style:text-properties fo:font-size="18pt"/>
    </style:style>
    <style:style style:name="Mgr1" style:family="graphic">
      <style:graphic-properties draw:stroke="solid" svg:stroke-width="0.035cm" svg:stroke-color="#43729d" draw:stroke-linejoin="miter" svg:stroke-linecap="butt" draw:fill="solid" draw:fill-color="#026784" draw:textarea-vertical-align="top" draw:auto-grow-height="false" fo:min-height="2.143cm" fo:min-width="20.477cm" fo:padding-top="0.125cm" fo:padding-bottom="0.125cm" fo:padding-left="0.25cm" fo:padding-right="0.25cm" fo:wrap-option="wrap" fo:margin-left="0cm" fo:margin-right="0.032cm" fo:margin-top="0cm" fo:margin-bottom="0.04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1" draw:name="Rectangle 1" draw:style-name="Mgr1" draw:text-style-name="MP1" svg:width="20.977cm" svg:height="2.393cm" svg:x="-2.499cm" svg:y="-1.18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via</meta:initial-creator>
    <meta:editing-cycles>17</meta:editing-cycles>
    <meta:creation-date>2022-07-11T08:57:00</meta:creation-date>
    <dc:date>2022-12-08T12:46:49.369917953</dc:date>
    <meta:editing-duration>PT4H17M</meta:editing-duration>
    <meta:generator>LibreOffice/7.3.7.2$Linux_X86_64 LibreOffice_project/30$Build-2</meta:generator>
    <meta:document-statistic meta:table-count="0" meta:image-count="0" meta:object-count="0" meta:page-count="2" meta:paragraph-count="33" meta:word-count="311" meta:character-count="1675" meta:non-whitespace-character-count="1399"/>
    <meta:user-defined meta:name="AppVersion">16.0000</meta:user-defined>
    <meta:template xlink:type="simple" xlink:actuate="onRequest" xlink:title="Normal.dotm" xlink:href=""/>
  </office:meta>
</office:document-meta>
</file>